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00ff" draw:opacity="50%" draw:textarea-horizontal-align="justify" draw:textarea-vertical-align="middle" draw:auto-grow-height="false" fo:min-height="4.45cm" fo:min-width="0.3cm" draw:shadow-opacity="50%"/>
    </style:style>
    <style:style style:name="gr2" style:family="graphic" style:parent-style-name="standard">
      <style:graphic-properties draw:stroke="none" draw:fill-color="#6699cc" draw:opacity="50%" draw:textarea-horizontal-align="justify" draw:textarea-vertical-align="middle" draw:auto-grow-height="false" fo:min-height="4.45cm" fo:min-width="3.145cm" draw:shadow-opacity="50%"/>
    </style:style>
    <style:style style:name="gr3" style:family="graphic" style:parent-style-name="objectwithoutfill">
      <style:graphic-properties svg:stroke-width="0.02cm" draw:marker-start-width="0.275cm" draw:marker-end-width="0.275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fo:min-height="0.645cm"/>
    </style:style>
    <style:style style:name="gr5" style:family="graphic" style:parent-style-name="objectwithoutfill">
      <style:graphic-properties svg:stroke-width="0.02cm" draw:marker-start-width="0.26cm" draw:marker-end="Arrow" draw:marker-end-width="0.16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85cm" fo:min-width="0.8cm"/>
    </style:style>
    <style:style style:name="gr8" style:family="graphic" style:parent-style-name="standard">
      <style:graphic-properties draw:stroke="none" draw:fill-color="#99ff66" draw:opacity="50%" draw:textarea-horizontal-align="justify" draw:textarea-vertical-align="middle" draw:auto-grow-height="false" fo:min-height="4.45cm" fo:min-width="2cm" draw:shadow-opacity="5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293cm"/>
    </style:style>
    <style:style style:name="gr10" style:family="graphic" style:parent-style-name="standard">
      <style:graphic-properties draw:fill="none" draw:textarea-vertical-align="middle" draw:auto-grow-height="false" fo:min-height="3.921cm" fo:min-width="0cm"/>
    </style:style>
    <style:style style:name="gr11" style:family="graphic" style:parent-style-name="objectwithoutfill">
      <style:graphic-properties svg:stroke-width="0.02cm" svg:stroke-color="#ccff00" draw:marker-start-width="0.26cm" draw:marker-end-width="0.26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4.45cm" fo:min-width="0.3cm" draw:shadow-opacity="50%"/>
    </style:style>
    <style:style style:name="gr13" style:family="graphic" style:parent-style-name="standard">
      <style:graphic-properties draw:fill="none" draw:textarea-vertical-align="middle" draw:auto-grow-height="false" fo:min-height="0.51cm" fo:min-width="0cm"/>
    </style:style>
    <style:style style:name="P1" style:family="paragraph">
      <loext:graphic-properties draw:fill-color="#9900ff" draw:opacity="50%"/>
      <style:paragraph-properties fo:text-align="center"/>
    </style:style>
    <style:style style:name="P2" style:family="paragraph">
      <loext:graphic-properties draw:fill-color="#6699cc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99ff66" draw:opacity="50%"/>
      <style:paragraph-properties fo:text-align="center"/>
    </style:style>
    <style:style style:name="P8" style:family="paragraph">
      <loext:graphic-properties draw:fill-color="#ff9999" draw:opacity="50%"/>
      <style:paragraph-properties fo:text-align="center"/>
    </style:style>
    <style:style style:name="T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4.7cm" svg:x="1.972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45cm" svg:height="4.7cm" svg:x="2.773cm" svg:y="0.1cm">
          <text:p text:style-name="P6"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4.979cm" svg:height="10.725cm" draw:transform="rotate (1.22522113490002) translate (0.6cm 4.8cm)" svg:viewBox="0 0 4980 10726" svg:d="M0 0c2638 538 4682 15 4682 15 0 0 598-109 101 282-496 392-4218 2157-2999 2887s-64 1298 489 1949c554 652-376 136 606 2864 983 2729 983 2729 983 2729">
          <text:p/>
        </draw:path>
        <draw:frame draw:style-name="gr4" draw:text-style-name="P4" draw:layer="layout" svg:width="2.9cm" svg:height="0.895cm" svg:x="7.4cm" svg:y="4.87cm">
          <draw:text-box>
            <text:p><text:span text:style-name="T1">Trigger</text:span></text:p>
          </draw:text-box>
        </draw:frame>
        <draw:line draw:style-name="gr5" draw:text-style-name="P3" draw:layer="layout" svg:x1="7.6cm" svg:y1="5.1cm" svg:x2="7.2cm" svg:y2="4.8cm">
          <text:p/>
        </draw:line>
        <draw:frame draw:style-name="gr4" draw:text-style-name="P4" draw:layer="layout" svg:width="2.9cm" svg:height="0.895cm" svg:x="8.8cm" svg:y="4.705cm">
          <draw:text-box>
            <text:p><text:span text:style-name="T1">Time</text:span></text:p>
          </draw:text-box>
        </draw:frame>
        <draw:frame draw:style-name="gr4" draw:text-style-name="P4" draw:layer="layout" svg:width="2.9cm" svg:height="0.895cm" draw:transform="rotate (1.5706217938697) translate (0.103cm 1.502cm)">
          <draw:text-box>
            <text:p><text:span text:style-name="T1">Signal</text:span></text:p>
          </draw:text-box>
        </draw:frame>
        <draw:line draw:style-name="gr6" draw:text-style-name="P3" draw:layer="layout" svg:x1="0.601cm" svg:y1="4.8cm" svg:x2="0.6cm" svg:y2="0.1cm">
          <text:p/>
        </draw:line>
        <draw:custom-shape draw:style-name="gr7" draw:text-style-name="P5" draw:layer="layout" svg:width="1.3cm" svg:height="1.1cm" svg:x="9.7cm" svg:y="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0.1cm" svg:y1="4.8cm" svg:x2="10cm" svg:y2="4.8cm">
          <text:p/>
        </draw:line>
        <draw:custom-shape draw:style-name="gr8" draw:text-style-name="P7" draw:layer="layout" svg:width="2.5cm" svg:height="4.7cm" svg:x="7.2cm" svg:y="0.1cm">
          <text:p text:style-name="P6"><text:s/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793cm" svg:height="0.573cm" svg:x="7.8cm" svg:y="-0.004cm">
          <draw:text-box>
            <text:p><text:span text:style-name="T1">Dead time</text:span></text:p>
          </draw:text-box>
        </draw:frame>
        <draw:custom-shape draw:style-name="gr10" draw:text-style-name="P3" draw:layer="layout" svg:width="0.393cm" svg:height="4.399cm" draw:transform="rotate (-1.57341432067289) translate (6.399cm 4.81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4" draw:layer="layout" svg:width="1.595cm" svg:height="0.895cm" svg:x="3.642cm" svg:y="5.005cm">
          <draw:text-box>
            <text:p><text:span text:style-name="T1">Long </text:span></text:p>
            <text:p><text:span text:style-name="T1">Window</text:span></text:p>
          </draw:text-box>
        </draw:frame>
        <draw:frame draw:style-name="gr4" draw:text-style-name="P4" draw:layer="layout" svg:width="1.595cm" svg:height="0.895cm" svg:x="0.843cm" svg:y="5.006cm">
          <draw:text-box>
            <text:p><text:span text:style-name="T1">Short </text:span></text:p>
            <text:p><text:span text:style-name="T1">Window</text:span></text:p>
          </draw:text-box>
        </draw:frame>
        <draw:line draw:style-name="gr11" draw:text-style-name="P3" draw:layer="layout" svg:x1="7.2cm" svg:y1="0.1cm" svg:x2="7.2cm" svg:y2="4.8cm">
          <text:p/>
        </draw:line>
        <draw:line draw:style-name="gr5" draw:text-style-name="P3" draw:layer="layout" svg:x1="1.9cm" svg:y1="5.3cm" svg:x2="2.2cm" svg:y2="4.8cm">
          <text:p/>
        </draw:line>
        <draw:custom-shape draw:style-name="gr12" draw:text-style-name="P8" draw:layer="layout" svg:width="0.8cm" svg:height="4.7cm" svg:x="6.4cm" svg:y="0.1cm">
          <text:p text:style-name="P6"><text:s/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393cm" svg:height="0.8cm" draw:transform="rotate (-1.57341432067289) translate (7.201cm 4.80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4" draw:layer="layout" svg:width="1.595cm" svg:height="0.895cm" svg:x="6.243cm" svg:y="5.006cm">
          <draw:text-box>
            <text:p><text:span text:style-name="T1">Scan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7-27T14:34:04.724229110</meta:creation-date>
    <dc:date>2016-08-11T17:01:03.889607915</dc:date>
    <dc:creator>Simon </dc:creator>
    <meta:editing-duration>PT43M53S</meta:editing-duration>
    <meta:editing-cycles>11</meta:editing-cycles>
    <meta:generator>LibreOffice/5.0.3.2$Linux_X86_64 LibreOffice_project/00m0$Build-2</meta:generator>
    <meta:document-statistic meta:object-count="20"/>
  </office:meta>
</office:document-meta>
</file>